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variant="normal" fo:text-transform="none" fo:color="#000000" style:font-name="Times New Roman1" fo:font-size="14pt" fo:letter-spacing="normal" fo:font-style="normal" fo:font-weight="normal"/>
    </style:style>
    <style:style style:name="P5" style:family="paragraph" style:parent-style-name="Text_20_body" style:list-style-name="L6">
      <style:text-properties fo:font-variant="normal" fo:text-transform="none" fo:color="#000000" style:font-name="Times New Roman1" fo:font-size="14pt" fo:letter-spacing="normal" fo:font-style="normal" fo:font-weight="normal"/>
    </style:style>
    <style:style style:name="P6" style:family="paragraph" style:parent-style-name="Text_20_body" style:list-style-name="L8">
      <style:text-properties fo:font-variant="normal" fo:text-transform="none" fo:color="#000000" style:font-name="Times New Roman1" fo:font-size="14pt" fo:letter-spacing="normal" fo:font-style="normal" fo:font-weight="normal"/>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11" style:family="paragraph" style:parent-style-name="Text_20_body">
      <style:paragraph-properties fo:margin-left="0in" fo:margin-right="0in" fo:margin-top="0in" fo:margin-bottom="0.0835in" fo:text-indent="0in" style:auto-text-indent="false"/>
      <style:text-properties fo:font-variant="normal" fo:text-transform="none" fo:color="#000000" style:font-name="Times New Roman1" fo:font-size="14pt" fo:letter-spacing="normal" fo:font-style="normal" fo:font-weight="bold"/>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style:style style:name="P17" style:family="paragraph" style:parent-style-name="Text_20_body" style:list-style-name="L8">
      <style:paragraph-properties fo:margin-top="0in" fo:margin-bottom="0in"/>
      <style:text-properties fo:font-variant="normal" fo:text-transform="none" fo:color="#000000" style:font-name="Times New Roman1" fo:font-size="14pt" fo:letter-spacing="normal" fo:font-style="normal" fo:font-weight="normal"/>
    </style:style>
    <style:style style:name="P18" style:family="paragraph" style:parent-style-name="Text_20_body" style:list-style-name="L7">
      <style:paragraph-properties fo:margin-left="0.3937in" fo:margin-right="0.3937in" fo:margin-top="0in" fo:margin-bottom="0.1965in" fo:text-indent="0in" style:auto-text-indent="false"/>
    </style:style>
    <style:style style:name="P19" style:family="paragraph" style:parent-style-name="Text_20_body" style:list-style-name="L9">
      <style:paragraph-properties fo:margin-left="0.3937in" fo:margin-right="0.3937in" fo:margin-top="0in" fo:margin-bottom="0.1965in" fo:text-indent="0in" style:auto-text-indent="false"/>
    </style:style>
    <style:style style:name="P20" style:family="paragraph" style:parent-style-name="Heading_20_1">
      <style:text-properties fo:font-variant="normal" fo:text-transform="none" fo:color="#000000" style:font-name="Times New Roman1" fo:letter-spacing="normal" fo:font-style="normal"/>
    </style:style>
    <style:style style:name="P21" style:family="paragraph" style:parent-style-name="Heading_20_1">
      <style:paragraph-properties fo:margin-left="0in" fo:margin-right="0in" fo:text-indent="0in" style:auto-text-indent="false"/>
    </style:style>
    <style:style style:name="P22" style:family="paragraph" style:parent-style-name="Preformatted_20_Text">
      <style:paragraph-properties fo:margin-top="0in" fo:margin-bottom="0.1965in" fo:background-color="#eeeeee">
        <style:background-image/>
      </style:paragraph-properties>
      <style:text-properties fo:font-variant="normal" fo:text-transform="none" fo:color="#000000" style:font-name="Times New Roman1" fo:font-size="14pt" fo:letter-spacing="normal" fo:font-style="normal" fo:font-weight="normal"/>
    </style:style>
    <style:style style:name="P23" style:family="paragraph" style:parent-style-name="Preformatted_20_Text">
      <style:paragraph-properties fo:margin-top="0in" fo:margin-bottom="0.1965in" fo:background-color="#eeeeee">
        <style:background-image/>
      </style:paragraph-properties>
      <style:text-properties fo:font-variant="normal" fo:text-transform="none" fo:color="#000000" fo:letter-spacing="normal"/>
    </style:style>
    <style:style style:name="P24" style:family="paragraph" style:parent-style-name="Preformatted_20_Text">
      <style:paragraph-properties fo:background-color="#eeeeee">
        <style:background-image/>
      </style:paragraph-properties>
    </style:style>
    <style:style style:name="P25" style:family="paragraph" style:parent-style-name="Preformatted_20_Text">
      <style:paragraph-properties fo:background-color="#eeeeee">
        <style:background-image/>
      </style:paragraph-properties>
      <style:text-properties fo:font-variant="normal" fo:text-transform="none" fo:color="#000000" style:font-name="Times New Roman1" fo:font-size="14pt" fo:letter-spacing="normal" fo:font-style="normal" fo:font-weight="normal"/>
    </style:style>
    <style:style style:name="P26" style:family="paragraph" style:parent-style-name="Preformatted_20_Text">
      <style:paragraph-properties fo:background-color="#eeeeee">
        <style:background-image/>
      </style:paragraph-properties>
      <style:text-properties fo:font-variant="normal" fo:text-transform="none" fo:color="#000000" fo:letter-spacing="normal"/>
    </style:style>
    <style:style style:name="P27" style:family="paragraph" style:parent-style-name="Preformatted_20_Text">
      <style:paragraph-properties fo:background-color="#eeeeee">
        <style:background-image/>
      </style:paragraph-properties>
      <style:text-properties fo:font-variant="normal" fo:text-transform="none" fo:color="#5c6576" style:font-name="Times New Roman1" fo:font-size="14pt" fo:letter-spacing="normal" fo:font-style="normal" fo:font-weight="normal"/>
    </style:style>
    <style:style style:name="P28" style:family="paragraph" style:parent-style-name="Quotations" style:list-style-name="L7"/>
    <style:style style:name="P29" style:family="paragraph" style:parent-style-name="Quotations" style:list-style-name="L9"/>
    <style:style style:name="T1" style:family="text">
      <style:text-properties style:font-name="Times New Roman1" fo:font-size="14pt" fo:font-style="normal" fo:font-weight="normal"/>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text-line-through-style="none" style:font-name="Times New Roman1" fo:font-size="14pt" fo:letter-spacing="normal" fo:font-style="normal" style:text-underline-style="none" fo:font-weight="normal" style:text-blinking="false"/>
    </style:style>
    <style:style style:name="T4" style:family="text">
      <style:text-properties fo:color="#3b0d06" fo:font-weight="bold"/>
    </style:style>
    <style:style style:name="T5" style:family="text">
      <style:text-properties fo:color="#3b0d06" style:font-name="Times New Roman1" fo:font-size="14pt" fo:font-style="normal" fo:font-weight="bold"/>
    </style:style>
    <style:style style:name="T6" style:family="text">
      <style:text-properties fo:color="#5c6576" style:font-name="Times New Roman1" fo:font-size="14pt" fo:font-style="normal" fo:font-weight="normal"/>
    </style:style>
    <style:style style:name="T7" style:family="text">
      <style:text-properties fo:color="#0c5404"/>
    </style:style>
    <style:style style:name="T8" style:family="text">
      <style:text-properties fo:color="#0c5404" style:font-name="Times New Roman1" fo:font-size="14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Understanding the Java Sample Application</text:h>
      <text:p text:style-name="P10">This article discusses the Java sample application included with the Leap SDK. After reading this article, you should be ready to access Leap hand tracking data from your own Java applications.</text:p>
      <text:section text:style-name="Sect1" text:name="topics">
        <text:p text:style-name="P11">Topics:</text:p>
        <text:list xml:id="list7144913577352682366" text:style-name="L1">
          <text:list-item>
            <text:p text:style-name="P12"><text:bookmark text:name="id1"/><text:a xlink:type="simple" xlink:href="#overview"><text:span text:style-name="T2">Overview</text:span></text:a></text:p>
          </text:list-item>
          <text:list-item>
            <text:p text:style-name="P12"><text:bookmark text:name="id2"/><text:a xlink:type="simple" xlink:href="#creating-a-controller-object"><text:span text:style-name="T2">Creating a Controller object</text:span></text:a></text:p>
          </text:list-item>
          <text:list-item>
            <text:p text:style-name="P12"><text:bookmark text:name="id3"/><text:a xlink:type="simple" xlink:href="#subclassing-the-listener-class"><text:span text:style-name="T2">Subclassing the Listener class</text:span></text:a></text:p>
          </text:list-item>
          <text:list-item>
            <text:p text:style-name="P12"><text:bookmark text:name="id4"/><text:a xlink:type="simple" xlink:href="#getting-a-frame-of-data"><text:span text:style-name="T2">Getting a Frame of data</text:span></text:a></text:p>
          </text:list-item>
          <text:list-item>
            <text:p text:style-name="P12"><text:bookmark text:name="id5"/><text:a xlink:type="simple" xlink:href="#getting-gestures"><text:span text:style-name="T2">Getting Gestures</text:span></text:a></text:p>
          </text:list-item>
          <text:list-item>
            <text:p text:style-name="P1"><text:bookmark text:name="id6"/><text:a xlink:type="simple" xlink:href="#running-the-sample"><text:span text:style-name="T2">Running the sample</text:span></text:a></text:p>
          </text:list-item>
        </text:list>
      </text:section>
      <text:p text:style-name="P10">In the Leap SDK folder, you can find the following files used for this article:</text:p>
      <text:p text:style-name="P10">Windows:</text:p>
      <text:list xml:id="list8118354026111977342" text:style-name="L2">
        <text:list-item>
          <text:p text:style-name="P13"><text:span text:style-name="Teletype"><text:span text:style-name="T2">LeapSDK/sample/Sample.java</text:span></text:span><text:span text:style-name="T2"> — Java sample application</text:span></text:p>
        </text:list-item>
        <text:list-item>
          <text:p text:style-name="P13"><text:span text:style-name="Teletype"><text:span text:style-name="T2">LeapSDK/lib/LeapJava.jar</text:span></text:span><text:span text:style-name="T2"> — Leap Java API class definitions</text:span></text:p>
        </text:list-item>
        <text:list-item>
          <text:p text:style-name="P13"><text:span text:style-name="Teletype"><text:span text:style-name="T2">LeapSDK/lib/x86/LeapJava.dll</text:span></text:span><text:span text:style-name="T2"> — 32-bit Leap Java library for Windows</text:span></text:p>
        </text:list-item>
        <text:list-item>
          <text:p text:style-name="P13"><text:span text:style-name="Teletype"><text:span text:style-name="T2">LeapSDK/lib/x64/LeapJava.dll</text:span></text:span><text:span text:style-name="T2"> — 64-bit Leap Java library for Windows</text:span></text:p>
        </text:list-item>
        <text:list-item>
          <text:p text:style-name="P13"><text:span text:style-name="Teletype"><text:span text:style-name="T2">LeapSDK/lib/x86/Leap.dll</text:span></text:span><text:span text:style-name="T2"> — 32-bit Leap library for Windows</text:span></text:p>
        </text:list-item>
        <text:list-item>
          <text:p text:style-name="P13"><text:span text:style-name="Teletype"><text:span text:style-name="T2">LeapSDK/lib/x64/Leap.dll</text:span></text:span><text:span text:style-name="T2"> — 64-bit Leap library for Windows</text:span></text:p>
        </text:list-item>
        <text:list-item>
          <text:p text:style-name="P13"><text:span text:style-name="Teletype"><text:span text:style-name="T2">LeapSDK/lib/x86/Leapd.dll</text:span></text:span><text:span text:style-name="T2"> — 32-bit Leap runtime debug library for Windows</text:span></text:p>
        </text:list-item>
        <text:list-item>
          <text:p text:style-name="P2"><text:span text:style-name="Teletype"><text:span text:style-name="T2">LeapSDK/lib/x64/Leapd.dll</text:span></text:span><text:span text:style-name="T2"> — 64-bit Leap runtime debug library for Windows</text:span></text:p>
        </text:list-item>
      </text:list>
      <text:p text:style-name="P10">Mac:</text:p>
      <text:list xml:id="list7906832410818700775" text:style-name="L3">
        <text:list-item>
          <text:p text:style-name="P14"><text:span text:style-name="Teletype"><text:span text:style-name="T2">LeapSDK/sample/Sample.java</text:span></text:span><text:span text:style-name="T2"> — Java sample application</text:span></text:p>
        </text:list-item>
        <text:list-item>
          <text:p text:style-name="P14"><text:span text:style-name="Teletype"><text:span text:style-name="T2">LeapSDK/lib/LeapJava.jar</text:span></text:span><text:span text:style-name="T2"> — Leap Java API class definitions</text:span></text:p>
        </text:list-item>
        <text:list-item>
          <text:p text:style-name="P14"><text:span text:style-name="Teletype"><text:span text:style-name="T2">LeapSDK/lib/libLeapJava.dylib</text:span></text:span><text:span text:style-name="T2"> — Leap Java library for Mac</text:span></text:p>
        </text:list-item>
        <text:list-item>
          <text:p text:style-name="P3"><text:span text:style-name="Teletype"><text:span text:style-name="T2">LeapSDK/lib/libLeap.dylib</text:span></text:span><text:span text:style-name="T2"> — Leap library for Mac</text:span></text:p>
        </text:list-item>
      </text:list>
      <text:p text:style-name="P9"><text:span text:style-name="T2">Also note that you can find the Leap API reference documentation at </text:span><text:span text:style-name="T2">LeapSDK/docs/API_Reference/annotated.html</text:span><text:span text:style-name="T2">.</text:span></text:p>
      <text:section text:style-name="Sect1" text:name="overview">
        <text:h text:style-name="P21" text:outline-level="1"><text:a xlink:type="simple" xlink:href="#id1"><text:span text:style-name="T3">Overview</text:span></text:a></text:h>
        <text:p text:style-name="Text_20_body"><text:span text:style-name="T2">In a nutshell, the Leap motion tracking device detects and tracks hands and fingers placed within its field of view. The Leap captures this data one</text:span><text:span text:style-name="Emphasis"><text:span text:style-name="T2">frame</text:span></text:span><text:span text:style-name="T2"> at a time. Your applications can use the Leap API to access this data.</text:span></text:p>
        <text:p text:style-name="Text_20_body"><text:span text:style-name="T2">The sample application demonstrates how to use the Leap API to listen for frame events dispatched by the Leap and how to access the hand and finger data in each frame. The application is a small command-line program that prints information about detected </text:span><text:soft-page-break/><text:span text:style-name="T2">hands and fingers to standard output. The application is contained in a single file, </text:span><text:span text:style-name="Teletype"><text:span text:style-name="T2">Sample.java</text:span></text:span><text:span text:style-name="T2">.</text:span></text:p>
        <text:p text:style-name="P4">The sample application uses most of the key classes in the Leap API, including:</text:p>
        <text:list xml:id="list2576536829080436940" text:style-name="L4">
          <text:list-item>
            <text:p text:style-name="P15"><text:span text:style-name="Teletype"><text:span text:style-name="T2">Controller</text:span></text:span><text:span text:style-name="T2"> — the interface between the Leap and your application</text:span></text:p>
          </text:list-item>
          <text:list-item>
            <text:p text:style-name="P15"><text:span text:style-name="Teletype"><text:span text:style-name="T2">Listener</text:span></text:span><text:span text:style-name="T2"> — used to handle events dispatched by the Leap</text:span></text:p>
          </text:list-item>
          <text:list-item>
            <text:p text:style-name="P15"><text:span text:style-name="Teletype"><text:span text:style-name="T2">Frame</text:span></text:span><text:span text:style-name="T2"> — contains a set of hand and finger tracking data</text:span></text:p>
          </text:list-item>
          <text:list-item>
            <text:p text:style-name="P15"><text:span text:style-name="Teletype"><text:span text:style-name="T2">Hand</text:span></text:span><text:span text:style-name="T2"> — contains tracking data for a detected hand</text:span></text:p>
          </text:list-item>
          <text:list-item>
            <text:p text:style-name="P15"><text:span text:style-name="Teletype"><text:span text:style-name="T2">Finger</text:span></text:span><text:span text:style-name="T2"> — contains tracking data for a detected finger</text:span></text:p>
          </text:list-item>
          <text:list-item>
            <text:p text:style-name="P15"><text:span text:style-name="Teletype"><text:span text:style-name="T2">Vector</text:span></text:span><text:span text:style-name="T2"> — represents a 3D position or directional vector</text:span></text:p>
          </text:list-item>
          <text:list-item>
            <text:p text:style-name="P7"><text:span text:style-name="Teletype"><text:span text:style-name="T2">Gesture</text:span></text:span><text:span text:style-name="T2"> — represents a recognized gesture.</text:span></text:p>
          </text:list-item>
        </text:list>
        <text:p text:style-name="P4">For more detailed information about these classes, pleases refer to the Leap API reference documentation.</text:p>
      </text:section>
      <text:section text:style-name="Sect1" text:name="creating-a-controller-object">
        <text:h text:style-name="P21" text:outline-level="1"><text:a xlink:type="simple" xlink:href="#id2"><text:span text:style-name="T3">Creating a Controller object</text:span></text:a></text:h>
        <text:p text:style-name="Text_20_body"><text:span text:style-name="T2">The </text:span><text:span text:style-name="Teletype"><text:span text:style-name="T2">Controller</text:span></text:span><text:span text:style-name="T2"> class provides the main interface between the Leap and your application. When you create a Controller object, it connects to the Leap software running on the computer and makes hand tracking data available through </text:span><text:span text:style-name="Teletype"><text:span text:style-name="T2">Frame</text:span></text:span><text:span text:style-name="T2"> objects. You can access these Frame objects by instantiating a Controller object and calling the </text:span><text:span text:style-name="Teletype"><text:span text:style-name="T2">Controller.frame</text:span></text:span><text:span text:style-name="T2"> method.</text:span></text:p>
        <text:p text:style-name="Text_20_body"><text:span text:style-name="T2">If your application has a natural update loop or frame rate, then you can call </text:span><text:span text:style-name="Teletype"><text:span text:style-name="T2">Controller.frame</text:span></text:span><text:span text:style-name="T2"> as part of this update. Otherwise, you can add a listener to the controller object. The controller object invokes the callback methods defined in your </text:span><text:span text:style-name="Teletype"><text:span text:style-name="T2">Listener</text:span></text:span><text:span text:style-name="T2"> subclass whenever a new frame of tracking data is available (and also for a few other Leap events).</text:span></text:p>
        <text:p text:style-name="Text_20_body"><text:span text:style-name="T2">The sample application creates a Controller object in the Sample class's </text:span><text:span text:style-name="Teletype"><text:span text:style-name="T2">main</text:span></text:span><text:span text:style-name="T2"> method and adds an instance of a Listener subclass to the Controller with the </text:span><text:span text:style-name="Teletype"><text:span text:style-name="T2">Controller.addListener</text:span></text:span><text:span text:style-name="T2"> method:</text:span></text:p>
        <text:p text:style-name="P25"><text:span text:style-name="T4">class</text:span> Sample {</text:p>
        <text:p text:style-name="P26"><text:s text:c="4"/><text:span text:style-name="T5">public</text:span><text:span text:style-name="T1"> </text:span><text:span text:style-name="T5">static</text:span><text:span text:style-name="T1"> </text:span><text:span text:style-name="T5">void</text:span><text:span text:style-name="T1"> main(String[] args) {</text:span></text:p>
        <text:p text:style-name="P26"><text:s text:c="8"/><text:span text:style-name="T6">// Create a sample listener and controller</text:span></text:p>
        <text:p text:style-name="P26"><text:s text:c="8"/><text:span text:style-name="T1">SampleListener listener = </text:span><text:span text:style-name="T5">new</text:span><text:span text:style-name="T1"> SampleListener();</text:span></text:p>
        <text:p text:style-name="P26"><text:s text:c="8"/><text:span text:style-name="T1">Controller controller = </text:span><text:span text:style-name="T5">new</text:span><text:span text:style-name="T1"> Controller();</text:span></text:p>
        <text:p text:style-name="P24"/>
        <text:p text:style-name="P26"><text:s text:c="8"/><text:span text:style-name="T6">// Have the sample listener receive events from the controller</text:span></text:p>
        <text:p text:style-name="P26"><text:s text:c="8"/><text:span text:style-name="T1">controller.addListener(listener);</text:span></text:p>
        <text:p text:style-name="P24"/>
        <text:p text:style-name="P26"><text:s text:c="8"/><text:span text:style-name="T6">// Keep this process running until Enter is pressed</text:span></text:p>
        <text:p text:style-name="P26"><text:s text:c="8"/><text:span text:style-name="T1">System.out.println(</text:span><text:span text:style-name="T8">"Press Enter to quit..."</text:span><text:span text:style-name="T1">);</text:span></text:p>
        <text:p text:style-name="P26"><text:s text:c="8"/><text:span text:style-name="T5">try</text:span><text:span text:style-name="T1"> {</text:span></text:p>
        <text:p text:style-name="P26"><text:s text:c="12"/><text:span text:style-name="T1">System.in.read();</text:span></text:p>
        <text:p text:style-name="P26"><text:soft-page-break/><text:s text:c="8"/><text:span text:style-name="T1">} </text:span><text:span text:style-name="T5">catch</text:span><text:span text:style-name="T1"> (IOException e) {</text:span></text:p>
        <text:p text:style-name="P26"><text:s text:c="12"/><text:span text:style-name="T1">e.printStackTrace();</text:span></text:p>
        <text:p text:style-name="P26"><text:s text:c="8"/><text:span text:style-name="T1">}</text:span></text:p>
        <text:p text:style-name="P24"/>
        <text:p text:style-name="P26"><text:s text:c="8"/><text:span text:style-name="T6">// Remove the sample listener when done</text:span></text:p>
        <text:p text:style-name="P26"><text:s text:c="8"/><text:span text:style-name="T1">controller.removeListener(listener);</text:span></text:p>
        <text:p text:style-name="P26"><text:s text:c="4"/><text:span text:style-name="T1">}</text:span></text:p>
        <text:p text:style-name="P22">}</text:p>
        <text:p text:style-name="P4">The application then runs until you press the Enter key. In the meantime, the controller calls the appropriate listener callback methods when events occur. Before running the program, though, you must create your own subclass of the Listener class.</text:p>
      </text:section>
      <text:section text:style-name="Sect1" text:name="subclassing-the-listener-class">
        <text:h text:style-name="P21" text:outline-level="1"><text:a xlink:type="simple" xlink:href="#id3"><text:span text:style-name="T3">Subclassing the Listener class</text:span></text:a></text:h>
        <text:p text:style-name="Text_20_body"><text:span text:style-name="T2">The sample application defines a </text:span><text:span text:style-name="Teletype"><text:span text:style-name="T2">Listener</text:span></text:span><text:span text:style-name="T2"> subclass, SampleListener, which implements callback methods to handle events dispatched by the Leap. The events include:</text:span></text:p>
        <text:list xml:id="list2962716288451718126" text:style-name="L5">
          <text:list-item>
            <text:p text:style-name="P16"><text:span text:style-name="Teletype"><text:span text:style-name="T2">onInit</text:span></text:span><text:span text:style-name="T2"> — dispatched once, when the controller to which the listener is registered is initialized.</text:span></text:p>
          </text:list-item>
          <text:list-item>
            <text:p text:style-name="P16"><text:span text:style-name="Teletype"><text:span text:style-name="T2">onConnect</text:span></text:span><text:span text:style-name="T2"> — dispatched when the controller connects to the Leap and is ready to begin sending frames of motion tracking data.</text:span></text:p>
          </text:list-item>
          <text:list-item>
            <text:p text:style-name="P16"><text:span text:style-name="Teletype"><text:span text:style-name="T2">onDisconnect</text:span></text:span><text:span text:style-name="T2"> — dispatched if the controller disconnects from the Leap (for example, if you unplug the Leap device or shut down the Leap software).</text:span></text:p>
          </text:list-item>
          <text:list-item>
            <text:p text:style-name="P16"><text:span text:style-name="Teletype"><text:span text:style-name="T2">onExit</text:span></text:span><text:span text:style-name="T2"> — dispatched to a listener when it is removed from a controller.</text:span></text:p>
          </text:list-item>
          <text:list-item>
            <text:p text:style-name="P8"><text:span text:style-name="Teletype"><text:span text:style-name="T2">onFrame</text:span></text:span><text:span text:style-name="T2"> — dispatched when a new frame of motion tracking data is available.</text:span></text:p>
          </text:list-item>
        </text:list>
        <text:p text:style-name="Text_20_body"><text:span text:style-name="T2">For three lifecycle event callbacks, </text:span><text:span text:style-name="Teletype"><text:span text:style-name="T2">onInit</text:span></text:span><text:span text:style-name="T2">, </text:span><text:span text:style-name="Teletype"><text:span text:style-name="T2">onDisconnect</text:span></text:span><text:span text:style-name="T2">, and </text:span><text:span text:style-name="Teletype"><text:span text:style-name="T2">onExit</text:span></text:span><text:span text:style-name="T2"> the sample application simply prints a message to standard output. For the</text:span><text:span text:style-name="Teletype"><text:span text:style-name="T2">onConnect</text:span></text:span><text:span text:style-name="T2"> and </text:span><text:span text:style-name="Teletype"><text:span text:style-name="T2">onFrame</text:span></text:span><text:span text:style-name="T2"> event, the listener callback does a bit more work. When the controller calls the </text:span><text:span text:style-name="Teletype"><text:span text:style-name="T2">onConnect</text:span></text:span><text:span text:style-name="T2"> callback, the function enables recognition for all the gesture types. When the controller calls </text:span><text:span text:style-name="Teletype"><text:span text:style-name="T2">onFrame</text:span></text:span><text:span text:style-name="T2">, the function gets the latest frame of motion tracking data and prints information about the detected objects to standard output.</text:span></text:p>
      </text:section>
      <text:section text:style-name="Sect1" text:name="getting-a-frame-of-data">
        <text:h text:style-name="P21" text:outline-level="1"><text:a xlink:type="simple" xlink:href="#id4"><text:span text:style-name="T3">Getting a Frame of data</text:span></text:a></text:h>
        <text:p text:style-name="Text_20_body"><text:span text:style-name="T2">The Controller calls the </text:span><text:span text:style-name="Teletype"><text:span text:style-name="T2">onFrame</text:span></text:span><text:span text:style-name="T2"> callback method when the Leap generates a new frame of motion tracking data. You can access the new data by calling the </text:span><text:span text:style-name="Teletype"><text:span text:style-name="T2">Controller.frame</text:span></text:span><text:span text:style-name="T2"> method, which returns the newest Frame object. (A reference to the Controller object is passed to the callback as a parameter.) A Frame object contains an ID, a timestamp, and a list containing a Hand object for each physical hand in view.</text:span></text:p>
        <text:p text:style-name="Text_20_body"><text:span text:style-name="T2">The following code from the sample application's </text:span><text:span text:style-name="Teletype"><text:span text:style-name="T2">onFrame</text:span></text:span><text:span text:style-name="T2"> implementation gets the most recent Frame object from the controller, retrieves the list of Hands from the Frame </text:span><text:soft-page-break/><text:span text:style-name="T2">and then prints out the Frame ID, timestamp, and the number of Hands in the list:</text:span></text:p>
        <text:p text:style-name="P27">// Get the most recent frame and report some basic information</text:p>
        <text:p text:style-name="P25">Frame frame = controller.frame();</text:p>
        <text:p text:style-name="P25">System.out.println(<text:span text:style-name="T7">"Frame id: "</text:span> + frame.id()</text:p>
        <text:p text:style-name="P26"><text:s text:c="17"/><text:span text:style-name="T1">+ </text:span><text:span text:style-name="T8">", timestamp: "</text:span><text:span text:style-name="T1"> + frame.timestamp()</text:span></text:p>
        <text:p text:style-name="P26"><text:s text:c="17"/><text:span text:style-name="T1">+ </text:span><text:span text:style-name="T8">", hands: "</text:span><text:span text:style-name="T1"> + frame.hands().count()</text:span></text:p>
        <text:p text:style-name="P26"><text:s text:c="17"/><text:span text:style-name="T1">+ </text:span><text:span text:style-name="T8">", fingers: "</text:span><text:span text:style-name="T1"> + frame.fingers().count()</text:span></text:p>
        <text:p text:style-name="P23"><text:s text:c="17"/><text:span text:style-name="T1">+ </text:span><text:span text:style-name="T8">", tools: "</text:span><text:span text:style-name="T1"> + frame.tools().count());</text:span></text:p>
        <text:p text:style-name="P4">The method goes on to examine the first Hand in the list:</text:p>
        <text:p text:style-name="P25"><text:span text:style-name="T4">if</text:span> (!frame.hands().isEmpty()) {</text:p>
        <text:p text:style-name="P26"><text:s text:c="4"/><text:span text:style-name="T6">// Get the first hand</text:span></text:p>
        <text:p text:style-name="P23"><text:s text:c="4"/><text:span text:style-name="T1">Hand hand = frame.hands().get(0);</text:span></text:p>
        <text:p text:style-name="P4">A Hand object contains an ID, properties representing the hand's physical characteristics, and a list of Finger objects. Each Finger object contains an ID and properties representing the characteristic of the finger.</text:p>
        <text:p text:style-name="P4">Once it has retrieved a hand, the method checks it for fingers and then averages the finger tip positions, printing the result and the number of fingers:</text:p>
        <text:p text:style-name="P27">// Check if the hand has any fingers</text:p>
        <text:p text:style-name="P25">FingerList fingers = hand.fingers();</text:p>
        <text:p text:style-name="P25"><text:span text:style-name="T4">if</text:span> (!fingers.isEmpty()) {</text:p>
        <text:p text:style-name="P26"><text:s text:c="4"/><text:span text:style-name="T6">// Calculate the hand's average finger tip position</text:span></text:p>
        <text:p text:style-name="P26"><text:s text:c="4"/><text:span text:style-name="T1">Vector avgPos = Vector.zero();</text:span></text:p>
        <text:p text:style-name="P26"><text:s text:c="4"/><text:span text:style-name="T5">for</text:span><text:span text:style-name="T1"> (Finger finger : fingers) {</text:span></text:p>
        <text:p text:style-name="P26"><text:s text:c="8"/><text:span text:style-name="T1">avgPos = avgPos.plus(finger.tipPosition());</text:span></text:p>
        <text:p text:style-name="P26"><text:s text:c="4"/><text:span text:style-name="T1">}</text:span></text:p>
        <text:p text:style-name="P26"><text:s text:c="4"/><text:span text:style-name="T1">avgPos = avgPos.divide(fingers.count());</text:span></text:p>
        <text:p text:style-name="P26"><text:s text:c="4"/><text:span text:style-name="T1">System.out.println(</text:span><text:span text:style-name="T8">"Hand has "</text:span><text:span text:style-name="T1"> + fingers.count()</text:span></text:p>
        <text:p text:style-name="P26"><text:s text:c="21"/><text:span text:style-name="T1">+ </text:span><text:span text:style-name="T8">" fingers, average finger tip position: "</text:span><text:span text:style-name="T1"> + avgPos);</text:span></text:p>
        <text:p text:style-name="P22">}</text:p>
        <text:p text:style-name="P4">Next, the method prints the radius of a sphere fit to the hand's curvature, along with the hand's palm position:</text:p>
        <text:p text:style-name="P27">// Get the hand's sphere radius and palm position</text:p>
        <text:p text:style-name="P25">System.out.println(<text:span text:style-name="T7">"Hand sphere radius: "</text:span> + hand.sphereRadius()</text:p>
        <text:p text:style-name="P23"><text:s text:c="17"/><text:span text:style-name="T1">+ </text:span><text:span text:style-name="T8">" mm, palm position: "</text:span><text:span text:style-name="T1"> + hand.palmPosition());</text:span></text:p>
        <text:p text:style-name="P4">Finally, the onFrame method uses Vector methods to calculate the hand's pitch, roll, and yaw angles from the hand's normal vector and the direction vector. The angles are <text:soft-page-break/>converted from radians to degrees:</text:p>
        <text:p text:style-name="P27">// Get the hand's normal vector and direction</text:p>
        <text:p text:style-name="P25">Vector normal = hand.palmNormal();</text:p>
        <text:p text:style-name="P25">Vector direction = hand.direction();</text:p>
        <text:p text:style-name="P24"/>
        <text:p text:style-name="P27">// Calculate the hand's pitch, roll, and yaw angles</text:p>
        <text:p text:style-name="P25">System.out.println(<text:span text:style-name="T7">"Hand pitch: "</text:span> + Math.toDegrees(direction.pitch()) + <text:span text:style-name="T7">" degrees, "</text:span></text:p>
        <text:p text:style-name="P26"><text:s text:c="17"/><text:span text:style-name="T1">+ </text:span><text:span text:style-name="T8">"roll: "</text:span><text:span text:style-name="T1"> + Math.toDegrees(normal.roll()) + </text:span><text:span text:style-name="T8">" degrees, "</text:span></text:p>
        <text:p text:style-name="P23"><text:s text:c="17"/><text:span text:style-name="T1">+ </text:span><text:span text:style-name="T8">"yaw: "</text:span><text:span text:style-name="T1"> + Math.toDegrees(direction.yaw()) + </text:span><text:span text:style-name="T8">" degrees\n"</text:span><text:span text:style-name="T1">);</text:span></text:p>
      </text:section>
      <text:section text:style-name="Sect1" text:name="getting-gestures">
        <text:h text:style-name="P21" text:outline-level="1"><text:a xlink:type="simple" xlink:href="#id5"><text:span text:style-name="T3">Getting Gestures</text:span></text:a></text:h>
        <text:p text:style-name="Text_20_body"><text:span text:style-name="T2">To receive gestures from the Leap, you first have to enable recognition for each type of gesture you are interested in. You can enable gesture recognition any time after the controller connects to the Leap (</text:span><text:span text:style-name="Teletype"><text:span text:style-name="T2">isConnected()</text:span></text:span><text:span text:style-name="T2"> is true). In the sample program, all gestures are enabled in the</text:span><text:span text:style-name="Teletype"><text:span text:style-name="T2">onConnect()</text:span></text:span><text:span text:style-name="T2"> callback function using the enableGesture() methods defined in the Controller class:</text:span></text:p>
        <text:p text:style-name="P25"><text:span text:style-name="T4">public</text:span> <text:span text:style-name="T4">void</text:span> onConnect(Controller controller) {</text:p>
        <text:p text:style-name="P26"><text:s text:c="4"/><text:span text:style-name="T1">System.out.println(</text:span><text:span text:style-name="T8">"Connected"</text:span><text:span text:style-name="T1">);</text:span></text:p>
        <text:p text:style-name="P26"><text:s text:c="4"/><text:span text:style-name="T1">controller.enableGesture(Gesture.Type.TYPE_SWIPE);</text:span></text:p>
        <text:p text:style-name="P26"><text:s text:c="4"/><text:span text:style-name="T1">controller.enableGesture(Gesture.Type.TYPE_CIRCLE);</text:span></text:p>
        <text:p text:style-name="P26"><text:s text:c="4"/><text:span text:style-name="T1">controller.enableGesture(Gesture.Type.TYPE_SCREEN_TAP);</text:span></text:p>
        <text:p text:style-name="P26"><text:s text:c="4"/><text:span text:style-name="T1">controller.enableGesture(Gesture.Type.TYPE_KEY_TAP);</text:span></text:p>
        <text:p text:style-name="P22">}</text:p>
        <text:p text:style-name="Text_20_body"><text:span text:style-name="T2">The Leap adds Gesture objects representing each recognized movement pattern to the gestures list in the Frame object. In the </text:span><text:span text:style-name="Teletype"><text:span text:style-name="T2">onFrame()</text:span></text:span><text:span text:style-name="T2"> callback, the sample application loops through the gesture list and prints information about each one to the standard output. This operation is performed with a standard for-loop and switch statement.</text:span></text:p>
        <text:p text:style-name="P4">The Gesture API uses a base Gesture class which is extended by classes representing the individual gestures. The objects in the gesture list are Gesture instances, so you must convert the Gesture instance to an instance of the correct subclass. Casting is not supported, instead each subclass provides a constructor that performs the conversion. For example, a Gesture instance representing a circle gesture can by converted into a CircleGesture instance with the following code:</text:p>
        <text:p text:style-name="P22">CircleGesture circle = <text:span text:style-name="T4">new</text:span> CircleGesture(gesture);</text:p>
        <text:p text:style-name="P4">If you try to convert a Gesture instance into the wrong subclass, the constructor functions return invalid Gesture objects.</text:p>
        <text:p text:style-name="P4">It is sometimes useful to compare the properties of a gesture in the current frame to <text:soft-page-break/>those from an earlier frame. For example, the circle gesture has a progress attribute that describes how many times the finger has traversed the circle. This is the total progress, however; if you want the progress between frames, you must subtract the progress value of the gesture in the previous frame. You can do this by looking up the gesture in the previous frame using the gesture ID. The following code calculates the progress since the previous frame to derive the angle in radians:</text:p>
        <text:p text:style-name="P27">// Calculate angle swept since last frame</text:p>
        <text:p text:style-name="P25"><text:span text:style-name="T4">double</text:span> sweptAngle = 0;</text:p>
        <text:p text:style-name="P25"><text:span text:style-name="T4">if</text:span> (circle.state() != State.STATE_START) {</text:p>
        <text:p text:style-name="P26"><text:s text:c="4"/><text:span text:style-name="T1">CircleGesture previousUpdate = </text:span><text:span text:style-name="T5">new</text:span><text:span text:style-name="T1"> CircleGesture(controller.frame(1).gesture(circle.id()));</text:span></text:p>
        <text:p text:style-name="P26"><text:s text:c="4"/><text:span text:style-name="T1">sweptAngle = (circle.progress() - previousUpdate.progress()) * 2 * Math.PI;</text:span></text:p>
        <text:p text:style-name="P22">}</text:p>
        <text:p text:style-name="P4">The full code for the gesture loop is:</text:p>
        <text:p text:style-name="P25">GestureList gestures = frame.gestures();</text:p>
        <text:p text:style-name="P25"><text:span text:style-name="T4">for</text:span> (<text:span text:style-name="T4">int</text:span> i = 0; i &lt; gestures.count(); i++) {</text:p>
        <text:p text:style-name="P26"><text:s text:c="4"/><text:span text:style-name="T1">Gesture gesture = gestures.get(i);</text:span></text:p>
        <text:p text:style-name="P24"/>
        <text:p text:style-name="P26"><text:s text:c="4"/><text:span text:style-name="T5">switch</text:span><text:span text:style-name="T1"> (gesture.type()) {</text:span></text:p>
        <text:p text:style-name="P26"><text:s text:c="8"/><text:span text:style-name="T5">case</text:span><text:span text:style-name="T1"> TYPE_CIRCLE:</text:span></text:p>
        <text:p text:style-name="P26"><text:s text:c="12"/><text:span text:style-name="T1">CircleGesture circle = </text:span><text:span text:style-name="T5">new</text:span><text:span text:style-name="T1"> CircleGesture(gesture);</text:span></text:p>
        <text:p text:style-name="P26"><text:s text:c="12"/><text:span text:style-name="T6">// Calculate clock direction using the angle between circle normal and pointable</text:span></text:p>
        <text:p text:style-name="P26"><text:s text:c="12"/><text:span text:style-name="T1">String clockwiseness;</text:span></text:p>
        <text:p text:style-name="P26"><text:s text:c="12"/><text:span text:style-name="T5">if</text:span><text:span text:style-name="T1"> (circle.pointable().direction().angleTo(circle.normal()) &lt;= Math.PI/4) {</text:span></text:p>
        <text:p text:style-name="P26"><text:s text:c="16"/><text:span text:style-name="T6">// Clockwise if angle is less than 90 degrees</text:span></text:p>
        <text:p text:style-name="P26"><text:s text:c="16"/><text:span text:style-name="T1">clockwiseness = </text:span><text:span text:style-name="T8">"clockwise"</text:span><text:span text:style-name="T1">;</text:span></text:p>
        <text:p text:style-name="P26"><text:s text:c="12"/><text:span text:style-name="T1">} </text:span><text:span text:style-name="T5">else</text:span><text:span text:style-name="T1"> {</text:span></text:p>
        <text:p text:style-name="P26"><text:s text:c="16"/><text:span text:style-name="T1">clockwiseness = </text:span><text:span text:style-name="T8">"counterclockwise"</text:span><text:span text:style-name="T1">;</text:span></text:p>
        <text:p text:style-name="P26"><text:s text:c="12"/><text:span text:style-name="T1">}</text:span></text:p>
        <text:p text:style-name="P24"/>
        <text:p text:style-name="P26"><text:s text:c="12"/><text:span text:style-name="T6">// Calculate angle swept since last frame</text:span></text:p>
        <text:p text:style-name="P26"><text:s text:c="12"/><text:span text:style-name="T5">double</text:span><text:span text:style-name="T1"> sweptAngle = 0;</text:span></text:p>
        <text:p text:style-name="P26"><text:s text:c="12"/><text:span text:style-name="T5">if</text:span><text:span text:style-name="T1"> (circle.state() != State.STATE_START) {</text:span></text:p>
        <text:p text:style-name="P26"><text:s text:c="16"/><text:span text:style-name="T1">CircleGesture previousUpdate = </text:span><text:span text:style-name="T5">new</text:span><text:span text:style-name="T1"> CircleGesture(controller.frame(1).gesture(circle.id()));</text:span></text:p>
        <text:p text:style-name="P26"><text:s text:c="16"/><text:span text:style-name="T1">sweptAngle = (circle.progress() - previousUpdate.progress()) * 2 * Math.PI;</text:span></text:p>
        <text:p text:style-name="P26"><text:s text:c="12"/><text:span text:style-name="T1">}</text:span></text:p>
        <text:p text:style-name="P24"/>
        <text:p text:style-name="P26"><text:s text:c="12"/><text:span text:style-name="T1">System.out.println(</text:span><text:span text:style-name="T8">"Circle id: "</text:span><text:span text:style-name="T1"> + circle.id()</text:span></text:p>
        <text:p text:style-name="P26"><text:soft-page-break/><text:s text:c="23"/><text:span text:style-name="T1">+ </text:span><text:span text:style-name="T8">", "</text:span><text:span text:style-name="T1"> + circle.state()</text:span></text:p>
        <text:p text:style-name="P26"><text:s text:c="23"/><text:span text:style-name="T1">+ </text:span><text:span text:style-name="T8">", progress: "</text:span><text:span text:style-name="T1"> + circle.progress()</text:span></text:p>
        <text:p text:style-name="P26"><text:s text:c="23"/><text:span text:style-name="T1">+ </text:span><text:span text:style-name="T8">", radius: "</text:span><text:span text:style-name="T1"> + circle.radius()</text:span></text:p>
        <text:p text:style-name="P26"><text:s text:c="23"/><text:span text:style-name="T1">+ </text:span><text:span text:style-name="T8">", angle: "</text:span><text:span text:style-name="T1"> + Math.toDegrees(sweptAngle)</text:span></text:p>
        <text:p text:style-name="P26"><text:s text:c="23"/><text:span text:style-name="T1">+ </text:span><text:span text:style-name="T8">", "</text:span><text:span text:style-name="T1"> + clockwiseness);</text:span></text:p>
        <text:p text:style-name="P26"><text:s text:c="12"/><text:span text:style-name="T5">break</text:span><text:span text:style-name="T1">;</text:span></text:p>
        <text:p text:style-name="P26"><text:s text:c="8"/><text:span text:style-name="T5">case</text:span><text:span text:style-name="T1"> TYPE_SWIPE:</text:span></text:p>
        <text:p text:style-name="P26"><text:s text:c="12"/><text:span text:style-name="T1">SwipeGesture swipe = </text:span><text:span text:style-name="T5">new</text:span><text:span text:style-name="T1"> SwipeGesture(gesture);</text:span></text:p>
        <text:p text:style-name="P26"><text:s text:c="12"/><text:span text:style-name="T1">System.out.println(</text:span><text:span text:style-name="T8">"Swipe id: "</text:span><text:span text:style-name="T1"> + swipe.id()</text:span></text:p>
        <text:p text:style-name="P26"><text:s text:c="23"/><text:span text:style-name="T1">+ </text:span><text:span text:style-name="T8">", "</text:span><text:span text:style-name="T1"> + swipe.state()</text:span></text:p>
        <text:p text:style-name="P26"><text:s text:c="23"/><text:span text:style-name="T1">+ </text:span><text:span text:style-name="T8">", position: "</text:span><text:span text:style-name="T1"> + swipe.position()</text:span></text:p>
        <text:p text:style-name="P26"><text:s text:c="23"/><text:span text:style-name="T1">+ </text:span><text:span text:style-name="T8">", direction: "</text:span><text:span text:style-name="T1"> + swipe.direction()</text:span></text:p>
        <text:p text:style-name="P26"><text:s text:c="23"/><text:span text:style-name="T1">+ </text:span><text:span text:style-name="T8">", speed: "</text:span><text:span text:style-name="T1"> + swipe.speed());</text:span></text:p>
        <text:p text:style-name="P26"><text:s text:c="12"/><text:span text:style-name="T5">break</text:span><text:span text:style-name="T1">;</text:span></text:p>
        <text:p text:style-name="P26"><text:s text:c="8"/><text:span text:style-name="T5">case</text:span><text:span text:style-name="T1"> TYPE_SCREEN_TAP:</text:span></text:p>
        <text:p text:style-name="P26"><text:s text:c="12"/><text:span text:style-name="T1">ScreenTapGesture screenTap = </text:span><text:span text:style-name="T5">new</text:span><text:span text:style-name="T1"> ScreenTapGesture(gesture);</text:span></text:p>
        <text:p text:style-name="P26"><text:s text:c="12"/><text:span text:style-name="T1">System.out.println(</text:span><text:span text:style-name="T8">"Screen Tap id: "</text:span><text:span text:style-name="T1"> + screenTap.id()</text:span></text:p>
        <text:p text:style-name="P26"><text:s text:c="23"/><text:span text:style-name="T1">+ </text:span><text:span text:style-name="T8">", "</text:span><text:span text:style-name="T1"> + screenTap.state()</text:span></text:p>
        <text:p text:style-name="P26"><text:s text:c="23"/><text:span text:style-name="T1">+ </text:span><text:span text:style-name="T8">", position: "</text:span><text:span text:style-name="T1"> + screenTap.position()</text:span></text:p>
        <text:p text:style-name="P26"><text:s text:c="23"/><text:span text:style-name="T1">+ </text:span><text:span text:style-name="T8">", direction: "</text:span><text:span text:style-name="T1"> + screenTap.direction());</text:span></text:p>
        <text:p text:style-name="P26"><text:s text:c="12"/><text:span text:style-name="T5">break</text:span><text:span text:style-name="T1">;</text:span></text:p>
        <text:p text:style-name="P26"><text:s text:c="8"/><text:span text:style-name="T5">case</text:span><text:span text:style-name="T1"> TYPE_KEY_TAP:</text:span></text:p>
        <text:p text:style-name="P26"><text:s text:c="12"/><text:span text:style-name="T1">KeyTapGesture keyTap = </text:span><text:span text:style-name="T5">new</text:span><text:span text:style-name="T1"> KeyTapGesture(gesture);</text:span></text:p>
        <text:p text:style-name="P26"><text:s text:c="12"/><text:span text:style-name="T1">System.out.println(</text:span><text:span text:style-name="T8">"Key Tap id: "</text:span><text:span text:style-name="T1"> + keyTap.id()</text:span></text:p>
        <text:p text:style-name="P26"><text:s text:c="23"/><text:span text:style-name="T1">+ </text:span><text:span text:style-name="T8">", "</text:span><text:span text:style-name="T1"> + keyTap.state()</text:span></text:p>
        <text:p text:style-name="P26"><text:s text:c="23"/><text:span text:style-name="T1">+ </text:span><text:span text:style-name="T8">", position: "</text:span><text:span text:style-name="T1"> + keyTap.position()</text:span></text:p>
        <text:p text:style-name="P26"><text:s text:c="23"/><text:span text:style-name="T1">+ </text:span><text:span text:style-name="T8">", direction: "</text:span><text:span text:style-name="T1"> + keyTap.direction());</text:span></text:p>
        <text:p text:style-name="P26"><text:s text:c="12"/><text:span text:style-name="T5">break</text:span><text:span text:style-name="T1">;</text:span></text:p>
        <text:p text:style-name="P26"><text:s text:c="8"/><text:span text:style-name="T5">default</text:span><text:span text:style-name="T1">:</text:span></text:p>
        <text:p text:style-name="P26"><text:s text:c="12"/><text:span text:style-name="T1">System.out.println(</text:span><text:span text:style-name="T8">"Unknown gesture type."</text:span><text:span text:style-name="T1">);</text:span></text:p>
        <text:p text:style-name="P26"><text:s text:c="12"/><text:span text:style-name="T5">break</text:span><text:span text:style-name="T1">;</text:span></text:p>
        <text:p text:style-name="P26"><text:s text:c="4"/><text:span text:style-name="T1">}</text:span></text:p>
        <text:p text:style-name="P22">}</text:p>
      </text:section>
      <text:section text:style-name="Sect1" text:name="running-the-sample">
        <text:h text:style-name="P21" text:outline-level="1"><text:a xlink:type="simple" xlink:href="#id6"><text:span text:style-name="T3">Running the sample</text:span></text:a></text:h>
        <text:p text:style-name="P4">To run the sample application:</text:p>
        <text:list xml:id="list1627146493230196100" text:style-name="L6">
          <text:list-item>
            <text:p text:style-name="P5">Compile the sample application:</text:p>
          </text:list-item>
        </text:list>
        <text:list xml:id="list7836070166973292137" text:style-name="L7">
          <text:list-item>
            <text:p text:style-name="P18"><text:span text:style-name="T2">On Windows, make sure that </text:span><text:span text:style-name="Teletype"><text:span text:style-name="T2">Sample.java</text:span></text:span><text:span text:style-name="T2"> and </text:span><text:span text:style-name="Teletype"><text:span text:style-name="T2">LeapJava.jar</text:span></text:span><text:span text:style-name="T2"> are in the current directory and run the following command in a command-line prompt:</text:span></text:p>
            <text:p text:style-name="P28"><text:soft-page-break/><text:span text:style-name="Teletype"><text:span text:style-name="T2">javac -classpath LeapJava.jar Sample.java</text:span></text:span></text:p>
          </text:list-item>
          <text:list-item>
            <text:p text:style-name="P18"><text:span text:style-name="T2">On Mac, make sure that </text:span><text:span text:style-name="Teletype"><text:span text:style-name="T2">Sample.java</text:span></text:span><text:span text:style-name="T2"> and </text:span><text:span text:style-name="Teletype"><text:span text:style-name="T2">LeapJava.jar</text:span></text:span><text:span text:style-name="T2"> are in the current directory and run the following command in a terminal window:</text:span></text:p>
            <text:p text:style-name="P28"><text:span text:style-name="Teletype"><text:span text:style-name="T2">javac -classpath ./LeapJava.jar Sample.java</text:span></text:span></text:p>
          </text:list-item>
        </text:list>
        <text:list xml:id="list1365369219027061571" text:style-name="L8">
          <text:list-item>
            <text:p text:style-name="P17">Plug the Leap device into a USB port and place it in front of you.</text:p>
          </text:list-item>
          <text:list-item>
            <text:p text:style-name="P17">If you haven't already, install the Leap software.</text:p>
          </text:list-item>
          <text:list-item>
            <text:p text:style-name="P17">Start the Leap software. If prompted, enter your registered email address and password when prompted. The Leap icon appears in the notification area of the task bar (on Windows) or finder bar (on Mac) and turns green when ready.</text:p>
          </text:list-item>
          <text:list-item>
            <text:p text:style-name="P6">Run the sample application:</text:p>
          </text:list-item>
        </text:list>
        <text:list xml:id="list8546269423682864837" text:style-name="L9">
          <text:list-item>
            <text:p text:style-name="P19"><text:span text:style-name="T2">On Windows, make sure that </text:span><text:span text:style-name="Teletype"><text:span text:style-name="T2">Sample.class</text:span></text:span><text:span text:style-name="T2">, </text:span><text:span text:style-name="Teletype"><text:span text:style-name="T2">LeapJava.jar</text:span></text:span><text:span text:style-name="T2">, </text:span><text:span text:style-name="Teletype"><text:span text:style-name="T2">LeapJava.dll</text:span></text:span><text:span text:style-name="T2">, and </text:span><text:span text:style-name="Teletype"><text:span text:style-name="T2">Leap.dll</text:span></text:span><text:span text:style-name="T2"> are in the current directory. If you are using a 32-bit version of the Java Virtual Machine (JVM), use the .dll files from the </text:span><text:span text:style-name="Teletype"><text:span text:style-name="T2">lib\x86</text:span></text:span><text:span text:style-name="T2"> folder of the SDK. Use the .dll files from </text:span><text:span text:style-name="Teletype"><text:span text:style-name="T2">lib\x64</text:span></text:span><text:span text:style-name="T2"> with a 64-bit JVM. Run the following command in a command-line prompt:</text:span></text:p>
            <text:p text:style-name="P29"><text:span text:style-name="Teletype"><text:span text:style-name="T2">java -classpath "LeapJava.jar;." Sample</text:span></text:span></text:p>
          </text:list-item>
          <text:list-item>
            <text:p text:style-name="P19"><text:span text:style-name="T2">On Mac, make sure that </text:span><text:span text:style-name="Teletype"><text:span text:style-name="T2">Sample.class</text:span></text:span><text:span text:style-name="T2">, </text:span><text:span text:style-name="Teletype"><text:span text:style-name="T2">LeapJava.jar</text:span></text:span><text:span text:style-name="T2">, </text:span><text:span text:style-name="Teletype"><text:span text:style-name="T2">libLeapJava.dylib</text:span></text:span><text:span text:style-name="T2">, and </text:span><text:span text:style-name="Teletype"><text:span text:style-name="T2">libLeap.dylib</text:span></text:span><text:span text:style-name="T2"> are in the current directory and run the following command in a terminal window:</text:span></text:p>
            <text:p text:style-name="P29"><text:span text:style-name="Teletype"><text:span text:style-name="T2">java -classpath "./LeapJava.jar:." Sample</text:span></text:span></text:p>
          </text:list-item>
        </text:list>
        <text:p text:style-name="Text_20_body"><text:span text:style-name="T2">You should see the messages "Initialized" and "Connected" printed to standard output when the application initializes and connects to the Leap. You should then see frame information printed each time the Leap dispatches the </text:span><text:span text:style-name="Teletype"><text:span text:style-name="T2">onFrame</text:span></text:span><text:span text:style-name="T2"> event. When you place a hand above the Leap, you should also see finger and palm position information printed.</text:span></text:p>
        <text:p text:style-name="P4">Now that you have seen how to access motion tracking data from the Leap, you can begin developing your own Java applications that integrate the Leap.</text:p>
        <text:p text:style-name="Horizontal_20_Line"/>
        <text:p text:style-name="P4">Copyright © 2012-2013 Leap Motion, Inc. All rights reserved.</text:p>
        <text:p text:style-name="Text_20_body"><text:span text:style-name="T2">Leap Motion proprietary and confidential. Not for distribution. Use subject to the terms of the Leap Motion SDK Agreement available at</text:span><text:a xlink:type="simple" xlink:href="https://developer.leapmotion.com/sdk_agreement">https://developer.leapmotion.com/sdk_agreement</text:a><text:span text:style-name="T2">, or another agreement between Leap Motion and you, your company or other organization.</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07:26:38.72</meta:creation-date>
    <meta:document-statistic meta:table-count="0" meta:image-count="0" meta:object-count="0" meta:page-count="8" meta:paragraph-count="202" meta:word-count="2211" meta:character-count="15697"/>
    <dc:date>2013-11-01T07:27:14.49</dc:date>
    <meta:editing-duration>PT35S</meta:editing-duration>
    <meta:editing-cycles>1</meta:editing-cycles>
    <meta:generator>OpenOffice.org/3.4$Win32 OpenOffice.org_project/340m1$Build-9590</meta:generator>
  </office:meta>
</office:document-meta>
</file>